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B0000017E19984AE4876FA9B8.png" manifest:media-type="image/png"/>
  <manifest:file-entry manifest:full-path="Pictures/100000010000006F00000054F5FD03DA54299C68.png" manifest:media-type="image/png"/>
  <manifest:file-entry manifest:full-path="Pictures/100000010000004F0000004FAE3B5C7CD1594DA9.png" manifest:media-type="image/png"/>
  <manifest:file-entry manifest:full-path="Pictures/100000010000005E000000552AB14B7B501CF4F7.png" manifest:media-type="image/png"/>
  <manifest:file-entry manifest:full-path="Pictures/100000010000005E00000055EA1A8531B8E0C13A.png" manifest:media-type="image/png"/>
  <manifest:file-entry manifest:full-path="Pictures/100000010000005E00000055168F7AA24B0E4D34.png" manifest:media-type="image/png"/>
  <manifest:file-entry manifest:full-path="Pictures/100000010000005E0000005599BBF72D86E6EE7A.png" manifest:media-type="image/png"/>
  <manifest:file-entry manifest:full-path="Pictures/100000010000040000000400B4E7EE0DBE5C7A49.png" manifest:media-type="image/png"/>
  <manifest:file-entry manifest:full-path="Pictures/1000000100000099000000975696A4F132EAEB0C.png" manifest:media-type="image/png"/>
  <manifest:file-entry manifest:full-path="Pictures/100000010000009800000098923F3552831859EB.png" manifest:media-type="image/png"/>
  <manifest:file-entry manifest:full-path="Pictures/100000010000005E00000055DDF37AA79AF51B51.png" manifest:media-type="image/png"/>
  <manifest:file-entry manifest:full-path="Pictures/100000010000009800000076E154E9B210B9748D.png" manifest:media-type="image/png"/>
  <manifest:file-entry manifest:full-path="Pictures/100000010000005E00000055FAB8FD63F5E6CF60.png" manifest:media-type="image/png"/>
  <manifest:file-entry manifest:full-path="Pictures/1000000100000F000000087060CFB501A2427B18.png" manifest:media-type="image/png"/>
  <manifest:file-entry manifest:full-path="Pictures/100000010000005E00000055B12625740022AAD8.png" manifest:media-type="image/png"/>
  <manifest:file-entry manifest:full-path="Pictures/100000010000005E0000005798381B966FED8D08.png" manifest:media-type="image/png"/>
  <manifest:file-entry manifest:full-path="Pictures/10000001000004B0000004B05BCE475435956CBD.png" manifest:media-type="image/png"/>
  <manifest:file-entry manifest:full-path="Pictures/100000010000005E00000055213291537ABEE3C7.png" manifest:media-type="image/png"/>
  <manifest:file-entry manifest:full-path="Pictures/1000000100000054000000545282CA500102CE6D.png" manifest:media-type="image/png"/>
  <manifest:file-entry manifest:full-path="Pictures/1000000100001B5800001B58A0B59FDDC20DF59C.png" manifest:media-type="image/png"/>
  <manifest:file-entry manifest:full-path="Pictures/100000010000007F0000007F96CFACE993EEE3C2.png" manifest:media-type="image/png"/>
  <manifest:file-entry manifest:full-path="Pictures/1000000100000400000002409CF60C37607E8694.png" manifest:media-type="image/png"/>
  <manifest:file-entry manifest:full-path="Pictures/100000010000005E000000554AF48EC3F547BA5E.png" manifest:media-type="image/png"/>
  <manifest:file-entry manifest:full-path="Pictures/100000010000005E00000055B3C5CD421BB4F2E3.png" manifest:media-type="image/png"/>
  <manifest:file-entry manifest:full-path="Pictures/100000010000005E00000055900C8130B71835D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cm" fo:min-width="2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5cm" fo:min-width="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svg:stroke-color="#43c33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46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3b3b3" draw:opacity="56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16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svg:stroke-linecap="butt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2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3.75cm" fo:min-width="3.5cm"/>
    </style:style>
    <style:style style:name="gr13" style:family="graphic" style:parent-style-name="objectwithoutfill">
      <style:graphic-properties draw:stroke="solid" svg:stroke-width="0.212cm" svg:stroke-color="#63bbee" draw:marker-start-width="0.518cm" draw:marker-end-width="0.518cm" svg:stroke-linecap="round" draw:fill="none" draw:fill-color="#729fcf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366cm" fo:min-width="0.806cm" fo:padding-top="0.142cm" fo:padding-bottom="0.142cm" fo:padding-left="0.267cm" fo:padding-right="0.267cm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48cm, 0cm, 18.47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57cm, 0cm, 7.134cm)" draw:image-opacity="100%" style:mirror="none"/>
    </style:style>
    <style:style style:name="gr17" style:family="graphic" style:parent-style-name="standard">
      <style:graphic-properties draw:stroke="none" draw:fill-color="#43c330" draw:textarea-horizontal-align="justify" draw:textarea-vertical-align="middle" draw:auto-grow-height="false" fo:min-height="0.238cm" fo:min-width="0.428cm"/>
    </style:style>
    <style:style style:name="gr18" style:family="graphic" style:parent-style-name="standard">
      <style:graphic-properties draw:stroke="none" draw:fill-color="#f5cd53" draw:textarea-horizontal-align="justify" draw:textarea-vertical-align="middle" draw:auto-grow-height="false" fo:min-height="0.144cm" fo:min-width="0cm"/>
    </style:style>
    <style:style style:name="gr19" style:family="graphic" style:parent-style-name="Объект_20_без_20_заливки_20_и_20_линий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4.299cm, 3.547cm, 4.298cm, 3.595cm)" draw:image-opacity="100%" style:mirror="none"/>
    </style:style>
    <style:style style:name="gr2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8.75cm" fo:min-width="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solid" draw:fill-color="#b3b3b3" draw:opacity="56%" draw:textarea-horizontal-align="justify" draw:textarea-vertical-align="middle" draw:auto-grow-height="false" fo:min-height="0.753cm" fo:min-width="0.503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fill="none" draw:textarea-horizontal-align="justify" draw:textarea-vertical-align="middle" draw:auto-grow-height="false" fo:min-height="2cm" fo:min-width="2cm"/>
    </style:style>
    <style:style style:name="gr2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color="#bdbdbd" draw:fill-color="#f44336" draw:textarea-horizontal-align="justify" draw:textarea-vertical-align="middle" draw:auto-grow-height="false" fo:min-height="0.75cm" fo:min-width="0cm"/>
    </style:style>
    <style:style style:name="gr26" style:family="graphic" style:parent-style-name="standard">
      <style:graphic-properties svg:stroke-color="#bdbdbd" draw:fill-color="#ffeb3b" draw:textarea-horizontal-align="justify" draw:textarea-vertical-align="middle" draw:auto-grow-height="false" fo:min-height="1.05cm" fo:min-width="0cm"/>
    </style:style>
    <style:style style:name="gr27" style:family="graphic" style:parent-style-name="standard">
      <style:graphic-properties svg:stroke-color="#bdbdbd" draw:fill-color="#3f51b5" draw:textarea-horizontal-align="justify" draw:textarea-vertical-align="middle" draw:auto-grow-height="false" fo:min-height="0.45cm" fo:min-width="0cm"/>
    </style:style>
    <style:style style:name="gr28" style:family="graphic" style:parent-style-name="standard">
      <style:graphic-properties svg:stroke-color="#bdbdbd" draw:fill-color="#43c330" draw:textarea-horizontal-align="justify" draw:textarea-vertical-align="middle" draw:auto-grow-height="false" fo:min-height="0.25cm" fo:min-width="0cm"/>
    </style:style>
    <style:style style:name="gr2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4cm, 0.544cm, 0.489cm, 0.547cm)" draw:image-opacity="100%" style:mirror="none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0.166cm" fo:min-width="5.384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2.5cm" fo:min-width="8.678cm" draw:shadow="hidden" draw:shadow-offset-x="0cm" draw:shadow-offset-y="0cm" draw:shadow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58cm, 0cm, 0.357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b3b3b3" draw:opacity="56%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43c330"/>
      <style:paragraph-properties fo:text-align="center"/>
    </style:style>
    <style:style style:name="P6" style:family="paragraph">
      <loext:graphic-properties draw:fill-color="#f5cd53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44336"/>
      <style:paragraph-properties fo:text-align="center"/>
    </style:style>
    <style:style style:name="P10" style:family="paragraph">
      <loext:graphic-properties draw:fill-color="#ffeb3b"/>
      <style:paragraph-properties fo:text-align="center"/>
    </style:style>
    <style:style style:name="P11" style:family="paragraph">
      <loext:graphic-properties draw:fill-color="#3f51b5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FreeSans" fo:font-size="26pt" fo:font-style="italic" fo:text-shadow="none" style:font-style-asian="italic" style:font-style-complex="italic"/>
    </style:style>
    <style:style style:name="P13" style:family="paragraph">
      <style:paragraph-properties fo:margin-left="0.3cm" fo:margin-right="1cm" fo:margin-top="0cm" fo:margin-bottom="0cm" fo:line-height="100%" fo:text-align="start" fo:text-indent="0cm"/>
      <style:text-properties fo:letter-spacing="0.318cm"/>
    </style:style>
    <style:style style:name="P14" style:family="paragraph">
      <loext:graphic-properties draw:fill="none" draw:fill-color="#ffffff"/>
      <style:paragraph-properties fo:margin-left="0.3cm" fo:margin-right="1cm" fo:margin-top="0cm" fo:margin-bottom="0cm" fo:line-height="100%" fo:text-align="start" fo:text-indent="0cm" style:writing-mode="lr-tb"/>
      <style:text-properties fo:color="#eeeeee" loext:opacity="100%" style:font-name="DejaVu Serif" fo:font-size="80pt" fo:letter-spacing="0.318cm" fo:font-style="italic" fo:text-shadow="none" style:font-size-asian="80pt" style:font-style-asian="italic" style:font-size-complex="80pt" style:font-style-complex="italic"/>
    </style:style>
    <style:style style:name="T1" style:family="text">
      <style:text-properties style:font-name="FreeSans" fo:font-size="26pt" fo:font-style="italic" fo:text-shadow="none" style:font-style-asian="italic" style:font-style-complex="italic"/>
    </style:style>
    <style:style style:name="T2" style:family="text">
      <style:text-properties fo:color="#eeeeee" loext:opacity="100%" style:font-name="DejaVu Serif" fo:font-size="80pt" fo:font-style="italic" fo:text-shadow="none" style:font-size-asian="80pt" style:font-style-asian="italic" style:font-size-complex="8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.2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75cm" svg:x="5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5cm" svg:y1="6cm" svg:x2="7.25cm" svg:y2="6.5cm">
          <text:p/>
        </draw:line>
        <draw:line draw:style-name="gr3" draw:text-style-name="P1" draw:layer="layout" svg:x1="7.5cm" svg:y1="6.25cm" svg:x2="7cm" svg:y2="6.25cm">
          <text:p/>
        </draw:line>
        <draw:line draw:style-name="gr4" draw:text-style-name="P1" draw:layer="layout" svg:x1="5.75cm" svg:y1="6.25cm" svg:x2="6.75cm" svg:y2="6.25cm">
          <text:p/>
        </draw:line>
        <draw:line draw:style-name="gr4" draw:text-style-name="P1" draw:layer="layout" svg:x1="5.75cm" svg:y1="6.55cm" svg:x2="6.75cm" svg:y2="6.55cm">
          <text:p/>
        </draw:line>
        <draw:line draw:style-name="gr4" draw:text-style-name="P1" draw:layer="layout" svg:x1="5.75cm" svg:y1="6.85cm" svg:x2="6.75cm" svg:y2="6.85cm">
          <text:p/>
        </draw:line>
        <draw:line draw:style-name="gr4" draw:text-style-name="P1" draw:layer="layout" svg:x1="5.75cm" svg:y1="7.15cm" svg:x2="6.75cm" svg:y2="7.15cm">
          <text:p/>
        </draw:line>
        <draw:line draw:style-name="gr4" draw:text-style-name="P1" draw:layer="layout" svg:x1="5.75cm" svg:y1="7.45cm" svg:x2="6.75cm" svg:y2="7.45cm">
          <text:p/>
        </draw:line>
        <draw:custom-shape draw:style-name="gr1" draw:text-style-name="P1" draw:layer="layout" svg:width="2.5cm" svg:height="2.25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9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cm" svg:y1="6.25cm" svg:x2="10.25cm" svg:y2="6.25cm">
          <text:p/>
        </draw:line>
        <draw:line draw:style-name="gr4" draw:text-style-name="P1" draw:layer="layout" svg:x1="9.25cm" svg:y1="6.55cm" svg:x2="10.25cm" svg:y2="6.55cm">
          <text:p/>
        </draw:line>
        <draw:line draw:style-name="gr4" draw:text-style-name="P1" draw:layer="layout" svg:x1="9.25cm" svg:y1="6.85cm" svg:x2="10.25cm" svg:y2="6.85cm">
          <text:p/>
        </draw:line>
        <draw:line draw:style-name="gr4" draw:text-style-name="P1" draw:layer="layout" svg:x1="9.25cm" svg:y1="7.15cm" svg:x2="10.25cm" svg:y2="7.15cm">
          <text:p/>
        </draw:line>
        <draw:line draw:style-name="gr4" draw:text-style-name="P1" draw:layer="layout" svg:x1="9.25cm" svg:y1="7.45cm" svg:x2="10.25cm" svg:y2="7.45cm">
          <text:p/>
        </draw:line>
        <draw:custom-shape draw:style-name="gr6" draw:text-style-name="P3" draw:layer="layout" svg:width="0.75cm" svg:height="0.7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98cm" svg:y1="6.98cm" svg:x2="10.65cm" svg:y2="6.65cm">
          <text:p/>
        </draw:line>
        <draw:custom-shape draw:style-name="gr1" draw:text-style-name="P1" draw:layer="layout" svg:width="2.5cm" svg:height="2.25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5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5cm" svg:y1="9.25cm" svg:x2="6.75cm" svg:y2="9.25cm">
          <text:p/>
        </draw:line>
        <draw:line draw:style-name="gr4" draw:text-style-name="P1" draw:layer="layout" svg:x1="5.75cm" svg:y1="9.55cm" svg:x2="6.75cm" svg:y2="9.55cm">
          <text:p/>
        </draw:line>
        <draw:line draw:style-name="gr4" draw:text-style-name="P1" draw:layer="layout" svg:x1="5.75cm" svg:y1="9.85cm" svg:x2="6.75cm" svg:y2="9.85cm">
          <text:p/>
        </draw:line>
        <draw:line draw:style-name="gr4" draw:text-style-name="P1" draw:layer="layout" svg:x1="5.75cm" svg:y1="10.15cm" svg:x2="6.75cm" svg:y2="10.15cm">
          <text:p/>
        </draw:line>
        <draw:line draw:style-name="gr4" draw:text-style-name="P1" draw:layer="layout" svg:x1="5.75cm" svg:y1="10.45cm" svg:x2="6.75cm" svg:y2="10.45cm">
          <text:p/>
        </draw:line>
        <draw:frame draw:style-name="gr8" draw:text-style-name="P1" draw:layer="layout" svg:width="1.25cm" svg:height="1.25cm" svg:x="6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75cm" svg:y="8.7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95cm" svg:height="1.15cm" svg:x="8.9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9.058cm" svg:y1="9.664cm" svg:x2="9.691cm" svg:y2="9.664cm">
            <text:p/>
          </draw:line>
          <draw:line draw:style-name="gr10" draw:text-style-name="P2" draw:layer="layout" svg:x1="9.058cm" svg:y1="9.861cm" svg:x2="9.691cm" svg:y2="9.861cm">
            <text:p/>
          </draw:line>
          <draw:line draw:style-name="gr10" draw:text-style-name="P2" draw:layer="layout" svg:x1="9.058cm" svg:y1="10.059cm" svg:x2="9.691cm" svg:y2="10.059cm">
            <text:p/>
          </draw:line>
          <draw:line draw:style-name="gr10" draw:text-style-name="P2" draw:layer="layout" svg:x1="9.058cm" svg:y1="10.256cm" svg:x2="9.691cm" svg:y2="10.256cm">
            <text:p/>
          </draw:line>
          <draw:line draw:style-name="gr10" draw:text-style-name="P2" draw:layer="layout" svg:x1="9.058cm" svg:y1="10.453cm" svg:x2="9.691cm" svg:y2="10.453cm">
            <text:p/>
          </draw:line>
          <draw:custom-shape draw:style-name="gr11" draw:text-style-name="P2" draw:layer="layout" svg:width="0.96cm" svg:height="1.15cm" svg:x="10.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0.26cm" svg:y1="9.664cm" svg:x2="10.9cm" svg:y2="9.664cm">
            <text:p/>
          </draw:line>
          <draw:line draw:style-name="gr10" draw:text-style-name="P2" draw:layer="layout" svg:x1="10.26cm" svg:y1="9.861cm" svg:x2="10.9cm" svg:y2="9.861cm">
            <text:p/>
          </draw:line>
          <draw:line draw:style-name="gr10" draw:text-style-name="P2" draw:layer="layout" svg:x1="10.26cm" svg:y1="10.059cm" svg:x2="10.9cm" svg:y2="10.059cm">
            <text:p/>
          </draw:line>
          <draw:line draw:style-name="gr10" draw:text-style-name="P2" draw:layer="layout" svg:x1="10.26cm" svg:y1="10.256cm" svg:x2="10.9cm" svg:y2="10.256cm">
            <text:p/>
          </draw:line>
          <draw:line draw:style-name="gr10" draw:text-style-name="P2" draw:layer="layout" svg:x1="10.26cm" svg:y1="10.453cm" svg:x2="10.9cm" svg:y2="10.453cm">
            <text:p/>
          </draw:line>
        </draw:g>
        <draw:frame draw:style-name="gr8" draw:text-style-name="P1" draw:layer="layout" svg:width="1cm" svg:height="1cm" svg:x="9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line draw:style-name="gr3" draw:text-style-name="P1" draw:layer="layout" svg:x1="10.75cm" svg:y1="9cm" svg:x2="10.75cm" svg:y2="9.5cm">
          <text:p/>
        </draw:line>
        <draw:line draw:style-name="gr3" draw:text-style-name="P1" draw:layer="layout" svg:x1="11cm" svg:y1="9.25cm" svg:x2="10.5cm" svg:y2="9.25cm">
          <text:p/>
        </draw:line>
        <draw:custom-shape draw:style-name="gr12" draw:text-style-name="P4" draw:layer="layout" svg:width="4cm" svg:height="4cm" svg:x="3.75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4.25cm" svg:y1="16.401cm" svg:x2="7.649cm" svg:y2="13cm">
          <text:p/>
        </draw:line>
        <draw:line draw:style-name="gr13" draw:text-style-name="P4" draw:layer="layout" svg:x1="3.85cm" svg:y1="16.001cm" svg:x2="7.249cm" svg:y2="12.6cm">
          <text:p/>
        </draw:line>
        <draw:line draw:style-name="gr13" draw:text-style-name="P4" draw:layer="layout" svg:x1="7.651cm" svg:y1="15.999cm" svg:x2="4.25cm" svg:y2="12.6cm">
          <text:p/>
        </draw:line>
        <draw:line draw:style-name="gr13" draw:text-style-name="P4" draw:layer="layout" svg:x1="7.251cm" svg:y1="16.399cm" svg:x2="3.85cm" svg:y2="13cm">
          <text:p/>
        </draw:line>
        <draw:line draw:style-name="gr13" draw:text-style-name="P4" draw:layer="layout" svg:x1="7.25cm" svg:y1="12.601cm" svg:x2="7.65cm" svg:y2="12.6cm">
          <text:p/>
        </draw:line>
        <draw:line draw:style-name="gr13" draw:text-style-name="P4" draw:layer="layout" svg:x1="7.651cm" svg:y1="12.99cm" svg:x2="7.65cm" svg:y2="12.61cm">
          <text:p/>
        </draw:line>
        <draw:line draw:style-name="gr13" draw:text-style-name="P4" draw:layer="layout" svg:x1="7.65cm" svg:y1="16cm" svg:x2="7.65cm" svg:y2="16.4cm">
          <text:p/>
        </draw:line>
        <draw:line draw:style-name="gr13" draw:text-style-name="P4" draw:layer="layout" svg:x1="7.27cm" svg:y1="16.399cm" svg:x2="7.65cm" svg:y2="16.399cm">
          <text:p/>
        </draw:line>
        <draw:line draw:style-name="gr13" draw:text-style-name="P4" draw:layer="layout" svg:x1="4.26cm" svg:y1="16.39cm" svg:x2="3.86cm" svg:y2="16.39cm">
          <text:p/>
        </draw:line>
        <draw:line draw:style-name="gr13" draw:text-style-name="P4" draw:layer="layout" svg:x1="3.861cm" svg:y1="16.01cm" svg:x2="3.861cm" svg:y2="16.39cm">
          <text:p/>
        </draw:line>
        <draw:line draw:style-name="gr13" draw:text-style-name="P4" draw:layer="layout" svg:x1="3.855cm" svg:y1="12.995cm" svg:x2="3.855cm" svg:y2="12.595cm">
          <text:p/>
        </draw:line>
        <draw:line draw:style-name="gr13" draw:text-style-name="P4" draw:layer="layout" svg:x1="4.245cm" svg:y1="12.595cm" svg:x2="3.865cm" svg:y2="12.595cm">
          <text:p/>
        </draw:line>
        <draw:frame draw:style-name="gr8" draw:text-style-name="P1" draw:layer="layout" svg:width="4.014cm" svg:height="4.019cm" svg:x="14.236cm" svg:y="4.75cm">
          <draw:image xlink:href="Pictures/100000010000009800000098923F3552831859EB.png" xlink:type="simple" xlink:show="embed" xlink:actuate="onLoad" draw:mime-type="image/png">
            <text:p/>
          </draw:image>
        </draw:frame>
        <draw:line draw:style-name="gr13" draw:text-style-name="P4" draw:layer="layout" svg:x1="14.05cm" svg:y1="14.85cm" svg:x2="17.85cm" svg:y2="14.85cm">
          <text:p/>
        </draw:line>
        <draw:custom-shape draw:style-name="gr12" draw:text-style-name="P4" draw:layer="layout" svg:width="4cm" svg:height="4cm" svg:x="14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4.05cm" svg:y1="14.15cm" svg:x2="17.85cm" svg:y2="14.15cm">
          <text:p/>
        </draw:line>
        <draw:line draw:style-name="gr13" draw:text-style-name="P4" draw:layer="layout" svg:x1="17.85cm" svg:y1="14.85cm" svg:x2="17.85cm" svg:y2="14.15cm">
          <text:p/>
        </draw:line>
        <draw:line draw:style-name="gr13" draw:text-style-name="P4" draw:layer="layout" svg:x1="14.05cm" svg:y1="14.85cm" svg:x2="14.05cm" svg:y2="14.15cm">
          <text:p/>
        </draw:line>
        <draw:frame draw:style-name="gr8" draw:text-style-name="P1" draw:layer="layout" svg:width="4.056cm" svg:height="4cm" svg:x="13.916cm" svg:y="7.7cm">
          <draw:image xlink:href="Pictures/1000000100000099000000975696A4F132EAEB0C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4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8.7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8.923cm" svg:y1="21.235cm" svg:x2="9.816cm" svg:y2="21.235cm">
            <text:p/>
          </draw:line>
          <draw:line draw:style-name="gr10" draw:text-style-name="P2" draw:layer="layout" svg:x1="8.923cm" svg:y1="21.518cm" svg:x2="9.816cm" svg:y2="21.518cm">
            <text:p/>
          </draw:line>
          <draw:line draw:style-name="gr10" draw:text-style-name="P2" draw:layer="layout" svg:x1="8.923cm" svg:y1="21.802cm" svg:x2="9.816cm" svg:y2="21.802cm">
            <text:p/>
          </draw:line>
          <draw:line draw:style-name="gr10" draw:text-style-name="P2" draw:layer="layout" svg:x1="8.923cm" svg:y1="22.085cm" svg:x2="9.816cm" svg:y2="22.085cm">
            <text:p/>
          </draw:line>
          <draw:line draw:style-name="gr10" draw:text-style-name="P2" draw:layer="layout" svg:x1="8.923cm" svg:y1="22.367cm" svg:x2="9.816cm" svg:y2="22.367cm">
            <text:p/>
          </draw:line>
        </draw:g>
        <draw:frame draw:style-name="gr15" draw:text-style-name="P1" draw:layer="layout" svg:width="1.172cm" svg:height="1cm" svg:x="9.5cm" svg:y="20.75cm">
          <draw:image xlink:href="Pictures/1000000100000F000000087060CFB501A2427B1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2.25cm">
          <draw:image xlink:href="Pictures/100000010000005E00000055DDF37AA79AF51B51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1.1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11.4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1.623cm" svg:y1="21.235cm" svg:x2="12.516cm" svg:y2="21.235cm">
            <text:p/>
          </draw:line>
          <draw:line draw:style-name="gr10" draw:text-style-name="P2" draw:layer="layout" svg:x1="11.623cm" svg:y1="21.518cm" svg:x2="12.516cm" svg:y2="21.518cm">
            <text:p/>
          </draw:line>
          <draw:line draw:style-name="gr10" draw:text-style-name="P2" draw:layer="layout" svg:x1="11.623cm" svg:y1="21.802cm" svg:x2="12.516cm" svg:y2="21.802cm">
            <text:p/>
          </draw:line>
          <draw:line draw:style-name="gr10" draw:text-style-name="P2" draw:layer="layout" svg:x1="11.623cm" svg:y1="22.085cm" svg:x2="12.516cm" svg:y2="22.085cm">
            <text:p/>
          </draw:line>
          <draw:line draw:style-name="gr10" draw:text-style-name="P2" draw:layer="layout" svg:x1="11.623cm" svg:y1="22.367cm" svg:x2="12.516cm" svg:y2="22.367cm">
            <text:p/>
          </draw:line>
        </draw:g>
        <draw:frame draw:style-name="gr16" draw:text-style-name="P1" draw:layer="layout" svg:width="1.17cm" svg:height="1.49cm" svg:x="12.201cm" svg:y="20.65cm">
          <draw:image xlink:href="Pictures/1000000100000400000002409CF60C37607E869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1.55cm" svg:y="5.75cm">
          <draw:image xlink:href="Pictures/100000010000005E00000055B12625740022AAD8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5.6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5.9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6.123cm" svg:y1="21.235cm" svg:x2="7.016cm" svg:y2="21.235cm">
            <text:p/>
          </draw:line>
          <draw:line draw:style-name="gr10" draw:text-style-name="P2" draw:layer="layout" svg:x1="6.123cm" svg:y1="21.518cm" svg:x2="7.016cm" svg:y2="21.518cm">
            <text:p/>
          </draw:line>
          <draw:line draw:style-name="gr10" draw:text-style-name="P2" draw:layer="layout" svg:x1="6.123cm" svg:y1="21.802cm" svg:x2="7.016cm" svg:y2="21.802cm">
            <text:p/>
          </draw:line>
          <draw:line draw:style-name="gr10" draw:text-style-name="P2" draw:layer="layout" svg:x1="6.123cm" svg:y1="22.085cm" svg:x2="7.016cm" svg:y2="22.085cm">
            <text:p/>
          </draw:line>
          <draw:line draw:style-name="gr10" draw:text-style-name="P2" draw:layer="layout" svg:x1="6.123cm" svg:y1="22.367cm" svg:x2="7.016cm" svg:y2="22.367cm">
            <text:p/>
          </draw:line>
        </draw:g>
        <draw:frame draw:style-name="gr8" draw:text-style-name="P1" draw:layer="layout" svg:width="1.25cm" svg:height="1.32cm" svg:x="6.65cm" svg:y="20.6cm">
          <draw:image xlink:href="Pictures/1000000100001B5800001B58A0B59FDDC20DF59C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cm">
          <draw:image xlink:href="Pictures/100000010000005E00000055B3C5CD421BB4F2E3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4.15cm" svg:y="2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34cm" svg:height="1.65cm" svg:x="14.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623cm" svg:y1="21.235cm" svg:x2="15.516cm" svg:y2="21.235cm">
          <text:p/>
        </draw:line>
        <draw:line draw:style-name="gr4" draw:text-style-name="P1" draw:layer="layout" svg:x1="14.623cm" svg:y1="21.518cm" svg:x2="15.516cm" svg:y2="21.518cm">
          <text:p/>
        </draw:line>
        <draw:line draw:style-name="gr4" draw:text-style-name="P1" draw:layer="layout" svg:x1="14.623cm" svg:y1="21.802cm" svg:x2="15.516cm" svg:y2="21.802cm">
          <text:p/>
        </draw:line>
        <draw:line draw:style-name="gr4" draw:text-style-name="P1" draw:layer="layout" svg:x1="14.623cm" svg:y1="22.085cm" svg:x2="15.516cm" svg:y2="22.085cm">
          <text:p/>
        </draw:line>
        <draw:line draw:style-name="gr4" draw:text-style-name="P1" draw:layer="layout" svg:x1="14.623cm" svg:y1="22.367cm" svg:x2="15.516cm" svg:y2="22.367cm">
          <text:p/>
        </draw:line>
        <draw:custom-shape draw:style-name="gr17" draw:text-style-name="P5" draw:layer="layout" svg:width="0.928cm" svg:height="0.488cm" svg:x="15.322cm" svg:y="21.1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54cm" svg:height="0.394cm" svg:x="15.742cm" svg:y="20.8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45cm" svg:height="0.983cm" svg:x="15.256cm" svg:y="20.769cm">
          <draw:image xlink:href="Pictures/10000001000004B0000004B05BCE475435956CBD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7.25cm" svg:y="2.75cm">
          <draw:image xlink:href="Pictures/100000010000005E000000554AF48EC3F547BA5E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2cm" svg:y="3cm">
          <draw:image xlink:href="Pictures/100000010000005E00000055900C8130B71835D2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0cm" svg:y="3cm">
          <draw:image xlink:href="Pictures/100000010000005E00000055FAB8FD63F5E6CF60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cm" svg:y="3.25cm">
          <draw:image xlink:href="Pictures/100000010000005E00000055168F7AA24B0E4D3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3cm" svg:x="9.25cm" svg:y="12.25cm">
          <draw:image xlink:href="Pictures/100000010000005E0000005798381B966FED8D0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9.75cm" svg:y="15.5cm">
          <draw:image xlink:href="Pictures/100000010000005E00000055EA1A8531B8E0C13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6cm">
          <draw:image xlink:href="Pictures/100000010000005E0000005599BBF72D86E6EE7A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16cm">
          <draw:image xlink:href="Pictures/100000010000005E000000552AB14B7B501CF4F7.png" xlink:type="simple" xlink:show="embed" xlink:actuate="onLoad" draw:mime-type="image/png">
            <text:p/>
          </draw:image>
        </draw:frame>
        <draw:line draw:style-name="gr13" draw:text-style-name="P4" draw:layer="layout" svg:x1="14.05cm" svg:y1="13.45cm" svg:x2="17.85cm" svg:y2="13.45cm">
          <text:p/>
        </draw:line>
        <draw:line draw:style-name="gr13" draw:text-style-name="P4" draw:layer="layout" svg:x1="14.05cm" svg:y1="10.55cm" svg:x2="17.85cm" svg:y2="10.55cm">
          <text:p/>
        </draw:line>
        <draw:line draw:style-name="gr13" draw:text-style-name="P4" draw:layer="layout" svg:x1="17.85cm" svg:y1="13.44cm" svg:x2="17.85cm" svg:y2="10.56cm">
          <text:p/>
        </draw:line>
        <draw:line draw:style-name="gr13" draw:text-style-name="P4" draw:layer="layout" svg:x1="14.05cm" svg:y1="13.44cm" svg:x2="14.05cm" svg:y2="10.56cm">
          <text:p/>
        </draw:line>
        <draw:frame draw:style-name="gr20" draw:text-style-name="P8" draw:layer="layout" svg:width="4.012cm" svg:height="3.112cm" svg:x="4.144cm" svg:y="16.944cm">
          <draw:image xlink:href="Pictures/100000010000009800000076E154E9B210B9748D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custom-shape draw:style-name="gr21" draw:text-style-name="P8" draw:layer="layout" svg:width="9.5cm" svg:height="9cm" svg:x="10.5cm" svg:y="19.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cm" svg:y1="6cm" svg:x2="8cm" svg:y2="8cm">
          <text:p/>
        </draw:line>
        <draw:line draw:style-name="gr3" draw:text-style-name="P1" draw:layer="layout" svg:x1="9cm" svg:y1="7cm" svg:x2="7cm" svg:y2="7cm">
          <text:p/>
        </draw:line>
        <draw:frame draw:style-name="gr8" draw:text-style-name="P1" draw:layer="layout" svg:width="2.212cm" svg:height="2.212cm" svg:x="6.644cm" svg:y="2.394cm">
          <draw:image xlink:href="Pictures/1000000100000054000000545282CA500102CE6D.png" xlink:type="simple" xlink:show="embed" xlink:actuate="onLoad" draw:mime-type="image/png">
            <text:p/>
          </draw:image>
        </draw:frame>
        <draw:g>
          <draw:custom-shape draw:style-name="gr22" draw:text-style-name="P3" draw:layer="layout" svg:width="1.531cm" svg:height="1.531cm" svg:x="10.018cm" svg:y="6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2.003cm" svg:y1="8.003cm" svg:x2="11.33cm" svg:y2="7.33cm">
            <text:p/>
          </draw:line>
        </draw:g>
        <draw:frame draw:style-name="gr8" draw:text-style-name="P1" draw:layer="layout" svg:width="2.08cm" svg:height="2.08cm" svg:x="10.708cm" svg:y="2.723cm">
          <draw:image xlink:href="Pictures/100000010000004F0000004FAE3B5C7CD1594DA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9cm" svg:y="9cm">
          <draw:image xlink:href="Pictures/100000010000040000000400B4E7EE0DBE5C7A4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13.25cm" svg:y="7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23" draw:text-style-name="P1" draw:layer="layout" svg:width="2.5cm" svg:height="2.25cm" svg:x="6.25cm" svg:y="1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6.5cm" svg:y1="11.25cm" svg:x2="6.5cm" svg:y2="13cm">
          <text:p/>
        </draw:line>
        <draw:line draw:style-name="gr24" draw:text-style-name="P1" draw:layer="layout" svg:x1="8.5cm" svg:y1="13cm" svg:x2="6.5cm" svg:y2="13cm">
          <text:p/>
        </draw:line>
        <draw:custom-shape draw:style-name="gr25" draw:text-style-name="P9" draw:layer="layout" svg:width="0.25cm" svg:height="1cm" svg:x="6.6cm" svg:y="11.99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0.25cm" svg:height="1.3cm" svg:x="7cm" svg:y="11.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25cm" svg:height="0.7cm" svg:x="7.4cm" svg:y="12.2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0.25cm" svg:height="0.5cm" svg:x="7.8cm" svg:y="12.4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5cm" svg:height="2.25cm" svg:x="9.75cm" svg:y="12cm">
          <draw:image xlink:href="Pictures/100000010000005E00000055213291537ABEE3C7.png" xlink:type="simple" xlink:show="embed" xlink:actuate="onLoad" draw:mime-type="image/png">
            <text:p/>
          </draw:image>
        </draw:frame>
        <draw:frame draw:style-name="gr29" draw:text-style-name="P12" draw:layer="layout" svg:width="2.25cm" svg:height="1.25cm" svg:x="3.75cm" svg:y="13.95cm">
          <draw:text-box>
            <text:p><text:span text:style-name="T1">expr</text:span></text:p>
          </draw:text-box>
        </draw:frame>
        <draw:frame draw:style-name="gr30" draw:text-style-name="P1" draw:layer="layout" svg:width="2.257cm" svg:height="2.164cm" svg:x="8.683cm" svg:y="16.849cm">
          <draw:image xlink:href="Pictures/100000010000007F0000007F96CFACE993EEE3C2.png" xlink:type="simple" xlink:show="embed" xlink:actuate="onLoad" draw:mime-type="image/png">
            <text:p/>
          </draw:image>
        </draw:frame>
        <draw:custom-shape draw:style-name="gr31" draw:text-style-name="P1" draw:layer="layout" svg:width="5.884cm" svg:height="0.416cm" svg:x="12.38cm" svg:y="21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4" draw:layer="layout" svg:width="9.178cm" svg:height="10.106cm" svg:x="11.299cm" svg:y="17.75cm">
          <draw:text-box>
            <text:p text:style-name="P13"><text:span text:style-name="T2"/></text:p>
            <text:p text:style-name="P13"><text:span text:style-name="T2">expr</text:span></text:p>
            <text:p text:style-name="P13"><text:span text:style-name="T2"/></text:p>
          </draw:text-box>
        </draw:frame>
        <draw:frame draw:style-name="gr30" draw:text-style-name="P1" draw:layer="layout" svg:width="2.257cm" svg:height="2.164cm" svg:x="4.5cm" svg:y="18.586cm">
          <draw:image xlink:href="Pictures/100000010000007F0000007F96CFACE993EEE3C2.png" xlink:type="simple" xlink:show="embed" xlink:actuate="onLoad" draw:mime-type="image/png">
            <text:p/>
          </draw:image>
        </draw:frame>
        <draw:frame draw:style-name="gr8" draw:text-style-name="P1" draw:layer="layout" svg:width="2.935cm" svg:height="2.21cm" svg:x="3.782cm" svg:y="20.58cm">
          <draw:image xlink:href="Pictures/100000010000006F00000054F5FD03DA54299C68.png" xlink:type="simple" xlink:show="embed" xlink:actuate="onLoad" draw:mime-type="image/png">
            <text:p/>
          </draw:image>
        </draw:frame>
        <draw:frame draw:style-name="gr33" draw:text-style-name="P8" draw:layer="layout" svg:width="9.178cm" svg:height="9.167cm" svg:x="1.25cm" svg:y="19.725cm">
          <draw:image xlink:href="Pictures/100000010000015B0000017E19984AE4876FA9B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  <style:master-page style:name="Обычный_20_3" style:display-name="Обычный 3" style:page-layout-name="PM0" draw:style-name="Mdp1"/>
    <style:master-page style:name="Обычный_20_2" style:display-name="Обычный 2" style:page-layout-name="PM0" draw:style-name="Mdp1"/>
    <style:master-page style:name="Обычный_20_1" style:display-name="Обычный 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01:36:15.062432711</meta:creation-date>
    <dc:date>2024-05-28T18:54:28.301078463</dc:date>
    <meta:editing-duration>PT12H23M13S</meta:editing-duration>
    <meta:editing-cycles>10</meta:editing-cycles>
    <meta:generator>LibreOffice/7.3.7.2$Linux_X86_64 LibreOffice_project/30$Build-2</meta:generator>
    <meta:document-statistic meta:object-count="141"/>
  </office:meta>
</office:document-meta>
</file>